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6cm" style:rel-column-width="3946*"/>
    </style:style>
    <style:style style:name="Table2.E" style:family="table-column">
      <style:table-column-properties style:column-width="1.88cm" style:rel-column-width="7000*"/>
    </style:style>
    <style:style style:name="Table2.F" style:family="table-column">
      <style:table-column-properties style:column-width="1.439cm" style:rel-column-width="5358*"/>
    </style:style>
    <style:style style:name="Table2.G" style:family="table-column">
      <style:table-column-properties style:column-width="1.261cm" style:rel-column-width="4695*"/>
    </style:style>
    <style:style style:name="Table2.H" style:family="table-column">
      <style:table-column-properties style:column-width="1.503cm" style:rel-column-width="5593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-left="0cm" fo:padding-right="0cm" fo:padding-top="0.101cm" fo:padding-bottom="0cm" fo:border-left="none" fo:border-right="none" fo:border-top="none" fo:border-bottom="1pt solid #000000"/>
    </style:style>
    <style:style style:name="Table2.A2" style:family="table-cell">
      <style:table-cell-properties fo:padding-left="0cm" fo:padding-right="0cm" fo:padding-top="0.101cm" fo:padding-bottom="0cm" fo:border="none"/>
    </style:style>
    <style:style style:name="Table1" style:family="table">
      <style:table-properties style:width="4.214cm" fo:margin-left="13.4cm" fo:margin-right="-0.025cm" table:align="margins"/>
    </style:style>
    <style:style style:name="Table1.A" style:family="table-column">
      <style:table-column-properties style:column-width="2.701cm" style:rel-column-width="41998*"/>
    </style:style>
    <style:style style:name="Table1.B" style:family="table-column">
      <style:table-column-properties style:column-width="1.513cm" style:rel-column-width="23537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3fadc2" officeooo:paragraph-rsid="003fad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5c6d05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P24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9pt" fo:font-weight="normal" officeooo:paragraph-rsid="0039e5d3" style:font-size-asian="9pt" style:font-weight-asian="normal" style:font-size-complex="9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72ddd"/>
    </style:style>
    <style:style style:name="T2" style:family="text">
      <style:text-properties officeooo:rsid="0057aecd"/>
    </style:style>
    <style:style style:name="T3" style:family="text">
      <style:text-properties officeooo:rsid="0059fb26"/>
    </style:style>
    <style:style style:name="T4" style:family="text">
      <style:text-properties officeooo:rsid="0058bcca"/>
    </style:style>
    <style:style style:name="T5" style:family="text">
      <style:text-properties officeooo:rsid="005b0453"/>
    </style:style>
    <style:style style:name="T6" style:family="text">
      <style:text-properties fo:font-variant="normal" fo:text-transform="none" fo:color="#222222" style:font-name="Arial1" fo:font-size="7pt" fo:letter-spacing="normal" fo:font-style="normal" fo:font-weight="normal" style:font-size-asian="7pt" style:font-size-complex="7pt"/>
    </style:style>
    <style:style style:name="T7" style:family="text">
      <style:text-properties fo:font-variant="normal" fo:text-transform="none" fo:color="#222222" style:font-name="Arial1" fo:font-size="7pt" fo:letter-spacing="normal" fo:font-style="normal" fo:font-weight="normal" officeooo:rsid="00249efd" style:font-size-asian="7pt" style:font-size-complex="7pt"/>
    </style:style>
    <style:style style:name="T8" style:family="text">
      <style:text-properties officeooo:rsid="005d30d4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 text:track-changes="false">
        <text:changed-region xml:id="ct246527760" text:id="ct246527760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246527952" text:id="ct246527952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578023120" text:id="ct5780231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6540576" text:id="ct2465405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7345648" text:id="ct2473456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6490176" text:id="ct2464901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7147024" text:id="ct24714702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78129088" text:id="ct57812908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7146608" text:id="ct24714660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46490544" text:id="ct24649054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247346944" text:id="ct2473469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247347072" text:id="ct24734707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246495744" text:id="ct246495744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<text:span text:style-name="T8">Domaine</text:span></text:p>
            </table:table-cell>
            <table:table-cell table:style-name="Table2.A1" office:value-type="string">
              <text:p text:style-name="P11">Mill.</text:p>
            </table:table-cell>
            <table:table-cell table:style-name="Table2.A1" office:value-type="string">
              <text:p text:style-name="P11">Code SAQ</text:p>
            </table:table-cell>
            <table:table-cell table:style-name="Table2.A1" office:value-type="string">
              <text:p text:style-name="P11">Format</text:p>
            </table:table-cell>
            <table:table-cell table:style-name="Table2.A1" office:value-type="string">
              <text:p text:style-name="P11">Prix</text:p>
            </table:table-cell>
            <table:table-cell table:style-name="Table2.A1" office:value-type="string">
              <text:p text:style-name="P11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<text:change-start text:change-id="ct246527760"/><office:annotation><dc:creator>Christian Jauvin</dc:creator><dc:date>2013-03-07T15:21:29</dc:date><text:p text:style-name="P25"><text:span text:style-name="T9">do row for e in elems</text:span></text:p></office:annotation><text:change-end text:change-id="ct246527760"/><text:change-start text:change-id="ct246527952"/>e[0]<text:change-end text:change-id="ct246527952"/></text:p>
          </table:table-cell>
          <table:table-cell table:style-name="Table2.A2" office:value-type="string">
            <text:p text:style-name="P21"><text:change-start text:change-id="ct578023120"/>e[1]<text:change-end text:change-id="ct578023120"/></text:p>
          </table:table-cell>
          <table:table-cell table:style-name="Table2.A2" office:value-type="string">
            <text:p text:style-name="P21"><text:change-start text:change-id="ct246540576"/>e[2]<text:change-end text:change-id="ct246540576"/></text:p>
          </table:table-cell>
          <table:table-cell table:style-name="Table2.A2" office:value-type="string">
            <text:p text:style-name="P20"><text:change-start text:change-id="ct247345648"/>e[3]<text:change-end text:change-id="ct247345648"/></text:p>
          </table:table-cell>
          <table:table-cell table:style-name="Table2.A2" office:value-type="string">
            <text:p text:style-name="P20"><text:change-start text:change-id="ct246490176"/>e[4]<text:change-end text:change-id="ct246490176"/></text:p>
          </table:table-cell>
          <table:table-cell table:style-name="Table2.A2" office:value-type="string">
            <text:p text:style-name="P20"><text:change-start text:change-id="ct247147024"/>e[5]<text:change-end text:change-id="ct247147024"/></text:p>
          </table:table-cell>
          <table:table-cell table:style-name="Table2.A2" office:value-type="string">
            <text:p text:style-name="P20"><text:change-start text:change-id="ct578129088"/>e[6]<text:change-end text:change-id="ct578129088"/></text:p>
          </table:table-cell>
          <table:table-cell table:style-name="Table2.A2" office:value-type="string">
            <text:p text:style-name="P20"><text:change-start text:change-id="ct247146608"/>e[7]<text:change-end text:change-id="ct247146608"/></text:p>
          </table:table-cell>
        </table:table-row>
      </table:table>
      <text:p text:style-name="P22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ous-total</text:p>
          </table:table-cell>
          <table:table-cell table:style-name="Table1.A1" office:value-type="string">
            <text:p text:style-name="P18"><text:change-start text:change-id="ct246490544"/>sous_total<text:change-end text:change-id="ct246490544"/></text:p>
          </table:table-cell>
        </table:table-row>
        <table:table-row>
          <table:table-cell table:style-name="Table1.A2" office:value-type="string">
            <text:p text:style-name="P13">T.P.S. <text:span text:style-name="T7">140870056</text:span></text:p>
          </table:table-cell>
          <table:table-cell table:style-name="Table1.A2" office:value-type="string">
            <text:p text:style-name="P18"><text:change-start text:change-id="ct247346944"/>tps<text:change-end text:change-id="ct247346944"/></text:p>
          </table:table-cell>
        </table:table-row>
        <table:table-row>
          <table:table-cell table:style-name="Table1.A2" office:value-type="string">
            <text:p text:style-name="P13">T.V.Q. <text:span text:style-name="T6">1018185497</text:span></text:p>
          </table:table-cell>
          <table:table-cell table:style-name="Table1.A2" office:value-type="string">
            <text:p text:style-name="P18"><text:change-start text:change-id="ct247347072"/>tvq<text:change-end text:change-id="ct247347072"/></text:p>
          </table:table-cell>
        </table:table-row>
        <table:table-row>
          <table:table-cell table:style-name="Table1.A2" office:value-type="string">
            <text:p text:style-name="P12">Total</text:p>
          </table:table-cell>
          <table:table-cell table:style-name="Table1.A2" office:value-type="string">
            <text:p text:style-name="P18"><text:change-start text:change-id="ct246495744"/>montant<text:change-end text:change-id="ct246495744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MP1" style:family="paragraph" style:parent-style-name="Text_20_body" style:master-page-name="First_20_Page">
      <style:paragraph-properties fo:text-align="end" style:justify-single-word="false" style:page-number="auto"/>
      <style:text-properties style:font-name="Arial" fo:font-size="24pt" fo:font-weight="bold" officeooo:paragraph-rsid="00147983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0pt" fo:font-weight="normal" officeooo:rsid="002f5b6a" officeooo:paragraph-rsid="002f5b6a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72ddd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8bcca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b0453" style:font-size-asian="10pt" style:font-weight-asian="normal" style:font-size-complex="10pt" style:font-weight-complex="normal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147983" style:font-size-asian="9pt" style:font-weight-asian="bold" style:font-size-complex="9pt" style:font-weight-complex="bold"/>
    </style:style>
    <style:style style:name="MP8" style:family="paragraph" style:parent-style-name="Table_20_Contents">
      <style:paragraph-properties fo:text-align="end" style:justify-single-word="false"/>
      <style:text-properties style:font-name="Arial" fo:font-size="9pt" fo:font-weight="bold" officeooo:rsid="001cabf4" officeooo:paragraph-rsid="001cabf4" style:font-size-asian="9pt" style:font-weight-asian="bold" style:font-size-complex="9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style:font-name="Arial" fo:font-size="9pt" officeooo:rsid="00275f32" officeooo:paragraph-rsid="00275f32" style:font-size-asian="9pt" style:font-size-complex="9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9pt" officeooo:rsid="00276445" officeooo:paragraph-rsid="00276445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9pt" officeooo:rsid="0028aaa8" officeooo:paragraph-rsid="0028aaa8" style:font-size-asian="9pt" style:font-size-complex="9pt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9pt" officeooo:rsid="002aa447" officeooo:paragraph-rsid="002aa447" style:font-size-asian="9pt" style:font-size-complex="9pt"/>
    </style:style>
    <style:style style:name="MP13" style:family="paragraph" style:parent-style-name="Standard">
      <style:paragraph-properties fo:text-align="start" style:justify-single-word="false"/>
      <style:text-properties style:font-name="Arial" fo:font-size="2pt" fo:font-weight="normal" officeooo:paragraph-rsid="00147983" style:font-size-asian="2pt" style:font-weight-asian="normal" style:font-size-complex="2pt" style:font-weight-complex="normal"/>
    </style:style>
    <style:style style:name="MT1" style:family="text">
      <style:text-properties officeooo:rsid="00572ddd"/>
    </style:style>
    <style:style style:name="MT2" style:family="text">
      <style:text-properties officeooo:rsid="0057aecd"/>
    </style:style>
    <style:style style:name="MT3" style:family="text">
      <style:text-properties officeooo:rsid="0059fb26"/>
    </style:style>
    <style:style style:name="MT4" style:family="text">
      <style:text-properties officeooo:rsid="0058bcca"/>
    </style:style>
    <style:style style:name="MT5" style:family="text">
      <style:text-properties officeooo:rsid="005b0453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tracked-changes>
          <text:changed-region xml:id="ct578095280" text:id="ct578095280">
            <text:insertion>
              <office:change-info>
                <dc:creator>Unknown Author</dc:creator>
                <dc:date>2013-05-13T18:53:00</dc:date>
              </office:change-info>
            </text:insertion>
          </text:changed-region>
          <text:changed-region xml:id="ct578095840" text:id="ct578095840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578096784" text:id="ct578096784">
            <text:insertion>
              <office:change-info>
                <dc:creator>Unknown Author</dc:creator>
                <dc:date>2013-05-27T12:00:00</dc:date>
              </office:change-info>
            </text:insertion>
          </text:changed-region>
          <text:changed-region xml:id="ct578096048" text:id="ct578096048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578097424" text:id="ct578097424">
            <text:insertion>
              <office:change-info>
                <dc:creator>Unknown Author</dc:creator>
                <dc:date>2013-05-27T12:01:00</dc:date>
              </office:change-info>
            </text:insertion>
          </text:changed-region>
          <text:changed-region xml:id="ct578097248" text:id="ct578097248">
            <text:insertion>
              <office:change-info>
                <dc:creator>Unknown Author</dc:creator>
                <dc:date>2013-05-27T12:02:00</dc:date>
              </office:change-info>
            </text:insertion>
          </text:changed-region>
          <text:changed-region xml:id="ct578100416" text:id="ct578100416">
            <text:insertion>
              <office:change-info>
                <dc:creator>Unknown Author</dc:creator>
                <dc:date>2013-05-13T18:32:00</dc:date>
              </office:change-info>
            </text:insertion>
          </text:changed-region>
          <text:changed-region xml:id="ct578100752" text:id="ct578100752">
            <text:insertion>
              <office:change-info>
                <dc:creator>Unknown Author</dc:creator>
                <dc:date>2013-05-13T18:43:00</dc:date>
              </office:change-info>
            </text:insertion>
          </text:changed-region>
          <text:changed-region xml:id="ct578101088" text:id="ct578101088">
            <text:insertion>
              <office:change-info>
                <dc:creator>Unknown Author</dc:creator>
                <dc:date>2013-05-13T18:44:00</dc:date>
              </office:change-info>
            </text:insertion>
          </text:changed-region>
          <text:changed-region xml:id="ct578101424" text:id="ct578101424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  <text:changed-region xml:id="ct578101776" text:id="ct578101776">
            <text:insertion>
              <office:change-info>
                <dc:creator>Unknown Author</dc:creator>
                <dc:date>2013-05-13T18:45:00</dc:date>
              </office:change-info>
            </text:insertion>
          </text:changed-region>
        </text:tracked-changes>
        <text:p text:style-name="MP1"><draw:frame draw:style-name="Mfr1" draw:name="Frame2" text:anchor-type="paragraph" svg:x="0.076cm" svg:y="0.056cm" svg:width="9.49cm" draw:z-index="0"><draw:text-box fo:min-height="5.237cm"><text:p text:style-name="MP2"/><text:p text:style-name="MP2"/><text:p text:style-name="MP2"/><text:p text:style-name="MP2"/><text:p text:style-name="MP2"/><text:p text:style-name="MP2"/><text:p text:style-name="MP2"/><text:p text:style-name="MP3"><text:change-start text:change-id="ct578095280"/>nom_social<text:change-end text:change-id="ct578095280"/></text:p><text:p text:style-name="MP4"><text:change-start text:change-id="ct578095840"/><text:span text:style-name="MT1">no_civique_fact</text:span><text:change-end text:change-id="ct578095840"/><text:span text:style-name="MT1"> </text:span><text:change-start text:change-id="ct578096784"/><text:span text:style-name="MT2">rue_fact</text:span><text:change-end text:change-id="ct578096784"/><text:span text:style-name="MT2"> </text:span></text:p><text:p text:style-name="MP5"><text:change-start text:change-id="ct578096048"/><text:span text:style-name="MT3">ville_fact</text:span><text:change-end text:change-id="ct578096048"/><text:span text:style-name="MT3">,</text:span><text:span text:style-name="MT4"> </text:span><text:change-start text:change-id="ct578097424"/><text:span text:style-name="MT4">province_fact</text:span><text:change-end text:change-id="ct578097424"/><text:span text:style-name="MT4"> </text:span></text:p><text:p text:style-name="MP6"><text:change-start text:change-id="ct578097248"/><text:span text:style-name="MT5">code_postal</text:span><text:change-end text:change-id="ct578097248"/><text:span text:style-name="MT5"> </text:span></text:p></draw:text-box></draw:frame>Facture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change-start text:change-id="ct578100416"/>date_commande<text:change-end text:change-id="ct578100416"/></text:p>
            </table:table-cell>
          </table:table-row>
          <table:table-row>
            <table:table-cell table:style-name="Table3.A1" office:value-type="string">
              <text:p text:style-name="MP7">No. facture</text:p>
            </table:table-cell>
            <table:table-cell table:style-name="Table3.A1" office:value-type="string">
              <text:p text:style-name="MP9"><text:change-start text:change-id="ct578100752"/>no_commande_facture<text:change-end text:change-id="ct578100752"/></text:p>
            </table:table-cell>
          </table:table-row>
          <table:table-row>
            <table:table-cell table:style-name="Table3.A1" office:value-type="string">
              <text:p text:style-name="MP7">No. commande SAQ</text:p>
            </table:table-cell>
            <table:table-cell table:style-name="Table3.A1" office:value-type="string">
              <text:p text:style-name="MP10"><text:change-start text:change-id="ct578101088"/>no_commande_saq<text:change-end text:change-id="ct578101088"/></text:p>
            </table:table-cell>
          </table:table-row>
          <table:table-row>
            <table:table-cell table:style-name="Table3.A1" office:value-type="string">
              <text:p text:style-name="MP7">No. client</text:p>
            </table:table-cell>
            <table:table-cell table:style-name="Table3.A1" office:value-type="string">
              <text:p text:style-name="MP11"><text:change-start text:change-id="ct578101424"/>no_client_saq<text:change-end text:change-id="ct578101424"/></text:p>
            </table:table-cell>
          </table:table-row>
          <table:table-row table:style-name="Table3.5">
            <table:table-cell table:style-name="Table3.A1" office:value-type="string">
              <text:p text:style-name="MP7">Représentant(e)</text:p>
            </table:table-cell>
            <table:table-cell table:style-name="Table3.A1" office:value-type="string">
              <text:p text:style-name="MP12"><text:change-start text:change-id="ct578101776"/>representant_nom<text:change-end text:change-id="ct578101776"/></text:p>
            </table:table-cell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6-03T13:19:48</dc:date>
    <meta:editing-duration>PT11H1M5S</meta:editing-duration>
    <meta:editing-cycles>259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9" meta:character-count="354" meta:non-whitespace-character-count="342"/>
  </office:meta>
</office:document-meta>
</file>